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9556in" style:rel-column-width="9356*"/>
    </style:style>
    <style:style style:name="Tabelle1.B" style:family="table-column">
      <style:table-column-properties style:column-width="1.8917in" style:rel-column-width="18522*"/>
    </style:style>
    <style:style style:name="Tabelle1.C" style:family="table-column">
      <style:table-column-properties style:column-width="1.9646in" style:rel-column-width="19236*"/>
    </style:style>
    <style:style style:name="Tabelle1.D" style:family="table-column">
      <style:table-column-properties style:column-width="1.0417in" style:rel-column-width="10199*"/>
    </style:style>
    <style:style style:name="Tabelle1.E" style:family="table-column">
      <style:table-column-properties style:column-width="0.3764in" style:rel-column-width="3685*"/>
    </style:style>
    <style:style style:name="Tabelle1.F" style:family="table-column">
      <style:table-column-properties style:column-width="0.2486in" style:rel-column-width="2434*"/>
    </style:style>
    <style:style style:name="Tabelle1.G" style:family="table-column">
      <style:table-column-properties style:column-width="0.2146in" style:rel-column-width="2103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G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9356*"/>
    </style:style>
    <style:style style:name="Table1.B" style:family="table-column">
      <style:table-column-properties style:column-width="1.8917in" style:rel-column-width="18522*"/>
    </style:style>
    <style:style style:name="Table1.C" style:family="table-column">
      <style:table-column-properties style:column-width="1.9646in" style:rel-column-width="19236*"/>
    </style:style>
    <style:style style:name="Table1.D" style:family="table-column">
      <style:table-column-properties style:column-width="1.0417in" style:rel-column-width="10199*"/>
    </style:style>
    <style:style style:name="Table1.E" style:family="table-column">
      <style:table-column-properties style:column-width="0.3764in" style:rel-column-width="3685*"/>
    </style:style>
    <style:style style:name="Table1.F" style:family="table-column">
      <style:table-column-properties style:column-width="0.2486in" style:rel-column-width="2434*"/>
    </style:style>
    <style:style style:name="Table1.G" style:family="table-column">
      <style:table-column-properties style:column-width="0.2146in" style:rel-column-width="210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8917in" style:rel-column-width="18522*"/>
    </style:style>
    <style:style style:name="Table2.C" style:family="table-column">
      <style:table-column-properties style:column-width="1.9646in" style:rel-column-width="19236*"/>
    </style:style>
    <style:style style:name="Table2.D" style:family="table-column">
      <style:table-column-properties style:column-width="1.0417in" style:rel-column-width="10199*"/>
    </style:style>
    <style:style style:name="Table2.E" style:family="table-column">
      <style:table-column-properties style:column-width="0.3764in" style:rel-column-width="3685*"/>
    </style:style>
    <style:style style:name="Table2.F" style:family="table-column">
      <style:table-column-properties style:column-width="0.2486in" style:rel-column-width="2434*"/>
    </style:style>
    <style:style style:name="Table2.G" style:family="table-column">
      <style:table-column-properties style:column-width="0.2146in" style:rel-column-width="210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56in" style:rel-column-width="9356*"/>
    </style:style>
    <style:style style:name="Table3.B" style:family="table-column">
      <style:table-column-properties style:column-width="1.8917in" style:rel-column-width="18522*"/>
    </style:style>
    <style:style style:name="Table3.C" style:family="table-column">
      <style:table-column-properties style:column-width="1.9646in" style:rel-column-width="19236*"/>
    </style:style>
    <style:style style:name="Table3.D" style:family="table-column">
      <style:table-column-properties style:column-width="1.0417in" style:rel-column-width="10199*"/>
    </style:style>
    <style:style style:name="Table3.E" style:family="table-column">
      <style:table-column-properties style:column-width="0.3764in" style:rel-column-width="3685*"/>
    </style:style>
    <style:style style:name="Table3.F" style:family="table-column">
      <style:table-column-properties style:column-width="0.2486in" style:rel-column-width="2434*"/>
    </style:style>
    <style:style style:name="Table3.G" style:family="table-column">
      <style:table-column-properties style:column-width="0.2146in" style:rel-column-width="21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56in" style:rel-column-width="9356*"/>
    </style:style>
    <style:style style:name="Table4.B" style:family="table-column">
      <style:table-column-properties style:column-width="1.8917in" style:rel-column-width="18522*"/>
    </style:style>
    <style:style style:name="Table4.C" style:family="table-column">
      <style:table-column-properties style:column-width="1.9646in" style:rel-column-width="19236*"/>
    </style:style>
    <style:style style:name="Table4.D" style:family="table-column">
      <style:table-column-properties style:column-width="1.0417in" style:rel-column-width="10199*"/>
    </style:style>
    <style:style style:name="Table4.E" style:family="table-column">
      <style:table-column-properties style:column-width="0.3764in" style:rel-column-width="3685*"/>
    </style:style>
    <style:style style:name="Table4.F" style:family="table-column">
      <style:table-column-properties style:column-width="0.2486in" style:rel-column-width="2434*"/>
    </style:style>
    <style:style style:name="Table4.G" style:family="table-column">
      <style:table-column-properties style:column-width="0.2146in" style:rel-column-width="210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56in" style:rel-column-width="9356*"/>
    </style:style>
    <style:style style:name="Table5.B" style:family="table-column">
      <style:table-column-properties style:column-width="1.8917in" style:rel-column-width="18522*"/>
    </style:style>
    <style:style style:name="Table5.C" style:family="table-column">
      <style:table-column-properties style:column-width="1.9646in" style:rel-column-width="19236*"/>
    </style:style>
    <style:style style:name="Table5.D" style:family="table-column">
      <style:table-column-properties style:column-width="1.0417in" style:rel-column-width="10199*"/>
    </style:style>
    <style:style style:name="Table5.E" style:family="table-column">
      <style:table-column-properties style:column-width="0.3764in" style:rel-column-width="3685*"/>
    </style:style>
    <style:style style:name="Table5.F" style:family="table-column">
      <style:table-column-properties style:column-width="0.2486in" style:rel-column-width="2434*"/>
    </style:style>
    <style:style style:name="Table5.G" style:family="table-column">
      <style:table-column-properties style:column-width="0.2146in" style:rel-column-width="210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G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56in" style:rel-column-width="9356*"/>
    </style:style>
    <style:style style:name="Table6.B" style:family="table-column">
      <style:table-column-properties style:column-width="1.8917in" style:rel-column-width="18522*"/>
    </style:style>
    <style:style style:name="Table6.C" style:family="table-column">
      <style:table-column-properties style:column-width="1.9646in" style:rel-column-width="19236*"/>
    </style:style>
    <style:style style:name="Table6.D" style:family="table-column">
      <style:table-column-properties style:column-width="1.0417in" style:rel-column-width="10199*"/>
    </style:style>
    <style:style style:name="Table6.E" style:family="table-column">
      <style:table-column-properties style:column-width="0.3764in" style:rel-column-width="3685*"/>
    </style:style>
    <style:style style:name="Table6.F" style:family="table-column">
      <style:table-column-properties style:column-width="0.2486in" style:rel-column-width="2434*"/>
    </style:style>
    <style:style style:name="Table6.G" style:family="table-column">
      <style:table-column-properties style:column-width="0.2146in" style:rel-column-width="210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556in" style:rel-column-width="9356*"/>
    </style:style>
    <style:style style:name="Table7.B" style:family="table-column">
      <style:table-column-properties style:column-width="1.8917in" style:rel-column-width="18522*"/>
    </style:style>
    <style:style style:name="Table7.C" style:family="table-column">
      <style:table-column-properties style:column-width="1.9646in" style:rel-column-width="19236*"/>
    </style:style>
    <style:style style:name="Table7.D" style:family="table-column">
      <style:table-column-properties style:column-width="1.0417in" style:rel-column-width="10199*"/>
    </style:style>
    <style:style style:name="Table7.E" style:family="table-column">
      <style:table-column-properties style:column-width="0.3764in" style:rel-column-width="3685*"/>
    </style:style>
    <style:style style:name="Table7.F" style:family="table-column">
      <style:table-column-properties style:column-width="0.2486in" style:rel-column-width="2434*"/>
    </style:style>
    <style:style style:name="Table7.G" style:family="table-column">
      <style:table-column-properties style:column-width="0.2146in" style:rel-column-width="210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G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9556in" style:rel-column-width="9356*"/>
    </style:style>
    <style:style style:name="Table8.B" style:family="table-column">
      <style:table-column-properties style:column-width="1.8917in" style:rel-column-width="18522*"/>
    </style:style>
    <style:style style:name="Table8.C" style:family="table-column">
      <style:table-column-properties style:column-width="1.9646in" style:rel-column-width="19236*"/>
    </style:style>
    <style:style style:name="Table8.D" style:family="table-column">
      <style:table-column-properties style:column-width="1.0417in" style:rel-column-width="10199*"/>
    </style:style>
    <style:style style:name="Table8.E" style:family="table-column">
      <style:table-column-properties style:column-width="0.3764in" style:rel-column-width="3685*"/>
    </style:style>
    <style:style style:name="Table8.F" style:family="table-column">
      <style:table-column-properties style:column-width="0.2486in" style:rel-column-width="2434*"/>
    </style:style>
    <style:style style:name="Table8.G" style:family="table-column">
      <style:table-column-properties style:column-width="0.2146in" style:rel-column-width="210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G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9556in" style:rel-column-width="9356*"/>
    </style:style>
    <style:style style:name="Table9.B" style:family="table-column">
      <style:table-column-properties style:column-width="1.8917in" style:rel-column-width="18522*"/>
    </style:style>
    <style:style style:name="Table9.C" style:family="table-column">
      <style:table-column-properties style:column-width="1.9646in" style:rel-column-width="19236*"/>
    </style:style>
    <style:style style:name="Table9.D" style:family="table-column">
      <style:table-column-properties style:column-width="1.0417in" style:rel-column-width="10199*"/>
    </style:style>
    <style:style style:name="Table9.E" style:family="table-column">
      <style:table-column-properties style:column-width="0.3764in" style:rel-column-width="3685*"/>
    </style:style>
    <style:style style:name="Table9.F" style:family="table-column">
      <style:table-column-properties style:column-width="0.2486in" style:rel-column-width="2434*"/>
    </style:style>
    <style:style style:name="Table9.G" style:family="table-column">
      <style:table-column-properties style:column-width="0.2146in" style:rel-column-width="2103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G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G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K-MM-Rem-Short">Asa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SK-MM-Rem">ASA FŒTIDA</text:p>
          </table:table-cell>
          <table:table-cell table:style-name="Tabelle1.A1" office:value-type="string">
            <text:p text:style-name="Standard">L1</text:p>
          </table:table-cell>
          <table:table-cell table:style-name="Tabelle1.A1" office:value-type="string">
            <text:p text:style-name="Standard">L2</text:p>
          </table:table-cell>
          <table:table-cell table:style-name="Tabelle1.A1" office:value-type="string">
            <text:p text:style-name="Standard">L3</text:p>
          </table:table-cell>
          <table:table-cell table:style-name="Tabelle1.A1" office:value-type="string">
            <text:p text:style-name="Standard">fnote</text:p>
          </table:table-cell>
          <table:table-cell table:style-name="Tabelle1.A1" office:value-type="string">
            <text:p text:style-name="Standard"/>
          </table:table-cell>
          <table:table-cell table:style-name="Tabelle1.G1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</text:p>
          </table:table-cell>
          <table:table-cell table:style-name="Tabelle1.A2" office:value-type="string">
            <text:p text:style-name="SK-MM-L1"><text:span text:style-name="Strong_20_Emphasis">NERVES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Mind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<text:span text:style-name="Emphasis">Gullet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<text:span text:style-name="Emphasis">Digestive tract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 </text:p>
          </table:table-cell>
          <table:table-cell table:style-name="Tabelle1.A2" office:value-type="string">
            <text:p text:style-name="SK-MM-L1"><text:span text:style-name="Emphasis">Periosteum</text:span></text:p>
          </table:table-cell>
          <table:table-cell table:style-name="Tabelle1.A2" office:value-type="string">
            <text:p text:style-name="SK-MM-L2">Ears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Nose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Tibia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Left side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>Worse</text:p>
          </table:table-cell>
          <table:table-cell table:style-name="Tabelle1.A2" office:value-type="string">
            <text:p text:style-name="SK-MM-L1"><text:span text:style-name="Emphasis">Night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In room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Rest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Eating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Suppression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Mercury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Noise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Sitting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Warm wrap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>Better</text:p>
          </table:table-cell>
          <table:table-cell table:style-name="Tabelle1.A2" office:value-type="string">
            <text:p text:style-name="SK-MM-L1">Motion in open air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/>
          </table:table-cell>
          <table:table-cell table:style-name="Tabelle1.A2" office:value-type="string">
            <text:p text:style-name="SK-MM-L1">Pressure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Full, stout aspect, </text:span>but intolerably nervous and OVERSENSITIVE. </text:p>
      <text:p text:style-name="Primary"><text:span text:style-name="Emphasis">Fits of violent, hard throbbing, </text:span>pressure, sharp sticking, etc. </text:p>
      <text:p text:style-name="Primary">Clavus. </text:p>
      <text:p text:style-name="Primary">Easy relapses. </text:p>
      <text:p text:style-name="Primary">Bone aches. </text:p>
      <text:p text:style-name="Primary"><text:span text:style-name="Emphasis">Pains extend outward, </text:span>are associated with numbness and change place or are &gt; by touch. </text:p>
      <text:p text:style-name="Primary">Boring. </text:p>
      <text:p text:style-name="Primary">Blueness. </text:p>
      <text:p text:style-name="Primary">Foul, thin acrid secretions. </text:p>
      <text:p text:style-name="Primary"/>
      <text:p text:style-name="Secondary">Magnifies her symptoms. </text:p>
      <text:p text:style-name="Secondary">Craves sympathy. </text:p>
      <text:p text:style-name="Secondary">Fickleness. </text:p>
      <text:p text:style-name="Secondary">Fainting. </text:p>
      <text:p text:style-name="Secondary">Hysteria. </text:p>
      <text:p text:style-name="Secondary"><text:soft-page-break/>Clutches throat. </text:p>
      <text:p text:style-name="Secondary">Occipital ache &gt; stool. </text:p>
      <text:p text:style-name="Secondary">Eyelids stick to ball. </text:p>
      <text:p text:style-name="Secondary">Numb about eyes. </text:p>
      <text:p text:style-name="Secondary">Ozœna. </text:p>
      <text:p text:style-name="Secondary">Puffy, purple face, as if heated. </text:p>
      <text:p text:style-name="Secondary">Greasy taste. </text:p>
      <text:p text:style-name="Secondary"><text:span text:style-name="Emphasis">Everything presses toward throat. </text:span></text:p>
      <text:p text:style-name="Secondary">Globus. </text:p>
      <text:p text:style-name="Secondary">Spasm of gullet and stomach. </text:p>
      <text:p text:style-name="Secondary"><text:span text:style-name="Emphasis">Rancid or explosive belching. </text:span></text:p>
      <text:p text:style-name="Secondary">Regurgitations. </text:p>
      <text:p text:style-name="Secondary"><text:span text:style-name="Emphasis">Flatulence; </text:span>sudden; pushing upward, hysterical. </text:p>
      <text:p text:style-name="Secondary">Wind colic. </text:p>
      <text:p text:style-name="Secondary">Reverse peristalsis. </text:p>
      <text:p text:style-name="Secondary">Bowels seem knotted. </text:p>
      <text:p text:style-name="Secondary">Foul, dark watery diarrhœa. </text:p>
      <text:p text:style-name="Secondary">Spasmodic tightness of chest. </text:p>
      <text:p text:style-name="Secondary">Heart seems full, distended. </text:p>
      <text:p text:style-name="Secondary">Reflex heart symptoms, of nervous origin. </text:p>
      <text:p text:style-name="Secondary">Dark red swelling. </text:p>
      <text:p text:style-name="Secondary">Eruption of air vesicles. </text:p>
      <text:p text:style-name="Secondary">Bluish ulcers; with high sensitive edges. </text:p>
      <text:p text:style-name="Secondary">Foul, burrowing pus. </text:p>
      <text:p text:style-name="Secondary">Caries. </text:p>
      <text:p text:style-name="SK-MM-Remedy-Reference">Related: Aur. Lach. Sumb. Val.</text:p>
      <text:p text:style-name="Standard"/>
      <text:p text:style-name="SK-MM-Rem-Short">Asa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SK-MM-Rem">ASARUM EUROPÆUM</text:p>
          </table:table-cell>
          <table:table-cell table:style-name="Table1.A1" office:value-type="string">
            <text:p text:style-name="Standard">L1</text:p>
          </table:table-cell>
          <table:table-cell table:style-name="Table1.A1" office:value-type="string">
            <text:p text:style-name="Standard">L2</text:p>
          </table:table-cell>
          <table:table-cell table:style-name="Table1.A1" office:value-type="string">
            <text:p text:style-name="Standard">L3</text:p>
          </table:table-cell>
          <table:table-cell table:style-name="Table1.A1" office:value-type="string">
            <text:p text:style-name="Standard">fnote</text:p>
          </table:table-cell>
          <table:table-cell table:style-name="Table1.A1" office:value-type="string">
            <text:p text:style-name="Standard"/>
          </table:table-cell>
          <table:table-cell table:style-name="Table1.G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</text:p>
          </table:table-cell>
          <table:table-cell table:style-name="Table1.A2" office:value-type="string">
            <text:p text:style-name="SK-MM-L1"><text:span text:style-name="Strong_20_Emphasis">NERVES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<text:span text:style-name="Emphasis">Mucous membranes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Female organ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>Worse</text:p>
          </table:table-cell>
          <table:table-cell table:style-name="Table1.A2" office:value-type="string">
            <text:p text:style-name="SK-MM-L1"><text:span text:style-name="Strong_20_Emphasis">PENETRATING SOUNDS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<text:span text:style-name="Emphasis">Dry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<text:span text:style-name="Emphasis">Cold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Emotion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>Better</text:p>
          </table:table-cell>
          <table:table-cell table:style-name="Table1.A2" office:value-type="string">
            <text:p text:style-name="SK-MM-L1"><text:span text:style-name="Emphasis">Cold bathing</text:span>; of face (Flu-ac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Strong_20_Emphasis">EXCESSIVE NERVOUS SENSIBILITY; </text:span><text:span text:style-name="Emphasis">scratching on silk, rattle of paper, </text:span>etc., <text:span text:style-name="Emphasis">is unbearable. </text:span></text:p>
      <text:p text:style-name="Primary"><text:span text:style-name="Emphasis">Contractive sensations. </text:span></text:p>
      <text:p text:style-name="Primary"><text:soft-page-break/></text:p>
      <text:p text:style-name="Secondary"><text:span text:style-name="Emphasis">Lightness, as if floating. </text:span></text:p>
      <text:p text:style-name="Secondary"><text:span text:style-name="Emphasis">Painfully sensitive hearing. </text:span></text:p>
      <text:p text:style-name="Secondary">Cold saliva. </text:p>
      <text:p text:style-name="Secondary">Violent vomiting. </text:p>
      <text:p text:style-name="Secondary">Gelatinous or shreddy mucus stools. </text:p>
      <text:p text:style-name="Secondary">Lientery. </text:p>
      <text:p text:style-name="Secondary">Asthmatic breathing, &lt; odors or cold. </text:p>
      <text:p text:style-name="Secondary">Violent backache, takes her breath, &lt; motion. </text:p>
      <text:p text:style-name="SK-MM-Remedy-Reference">Related: Arg-n. Castor. Ther.</text:p>
      <text:p text:style-name="Standard"/>
      <text:p text:style-name="SK-MM-Rem-Short">Asclep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SK-MM-Rem">ASCLEPIAS TUBEROSA</text:p>
          </table:table-cell>
          <table:table-cell table:style-name="Table2.A1" office:value-type="string">
            <text:p text:style-name="Standard">L1</text:p>
          </table:table-cell>
          <table:table-cell table:style-name="Table2.A1" office:value-type="string">
            <text:p text:style-name="Standard">L2</text:p>
          </table:table-cell>
          <table:table-cell table:style-name="Table2.A1" office:value-type="string">
            <text:p text:style-name="Standard">L3</text:p>
          </table:table-cell>
          <table:table-cell table:style-name="Table2.A1" office:value-type="string">
            <text:p text:style-name="Standard">fnote</text:p>
          </table:table-cell>
          <table:table-cell table:style-name="Table2.A1" office:value-type="string">
            <text:p text:style-name="Standard"/>
          </table:table-cell>
          <table:table-cell table:style-name="Table2.G1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 </text:p>
          </table:table-cell>
          <table:table-cell table:style-name="Table2.A2" office:value-type="string">
            <text:p text:style-name="SK-MM-L1"><text:span text:style-name="Strong_20_Emphasis">SECRETIONS</text:span></text:p>
          </table:table-cell>
          <table:table-cell table:style-name="Table2.A2" office:value-type="string">
            <text:p text:style-name="SK-MM-L2"><text:span text:style-name="Strong_20_Emphasis">SKIN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<text:span text:style-name="Emphasis">Serous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Mucous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Chest (R)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Muscle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>Worse</text:p>
          </table:table-cell>
          <table:table-cell table:style-name="Table2.A2" office:value-type="string">
            <text:p text:style-name="SK-MM-L1">Motion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Deep breathing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Lying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Tobacco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</table:table>
      <text:p text:style-name="Standard"><text:line-break/></text:p>
      <text:p text:style-name="Primary">Colliquative states (Agar.). </text:p>
      <text:p text:style-name="Primary"><text:span text:style-name="Strong_20_Emphasis">SWEATINGS; </text:span><text:span text:style-name="Emphasis">in pleuro-pneumonia, </text:span>diarrhœa or rheumatism. </text:p>
      <text:p text:style-name="Primary">Body numb. </text:p>
      <text:p text:style-name="Primary"/>
      <text:p text:style-name="Secondary">Sticky, yellow nasal discharge. </text:p>
      <text:p text:style-name="Secondary">Tough, yellow coat on tongue. </text:p>
      <text:p text:style-name="Secondary">Stools smell like rotten eggs, <text:span text:style-name="Emphasis">or burn like fire. </text:span></text:p>
      <text:p text:style-name="Secondary">Dysentery. </text:p>
      <text:p text:style-name="Secondary">Flabby genitals. </text:p>
      <text:p text:style-name="Secondary">Short of breath and weak on walking. </text:p>
      <text:p text:style-name="Secondary">Chest pains, &lt; lying or breathing. </text:p>
      <text:p text:style-name="Secondary">Pleurodynia. </text:p>
      <text:p text:style-name="Secondary">Pericardial effusion. </text:p>
      <text:p text:style-name="Secondary">Pleurisy. </text:p>
      <text:p text:style-name="SK-MM-Remedy-Reference">Related: Ant-t.</text:p>
      <text:p text:style-name="Standard"/>
      <text:p text:style-name="SK-MM-Rem-Short">Ast-r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SK-MM-Rem">ASTERIAS RUBENS</text:p>
          </table:table-cell>
          <table:table-cell table:style-name="Table3.A1" office:value-type="string">
            <text:p text:style-name="Standard">L1</text:p>
          </table:table-cell>
          <table:table-cell table:style-name="Table3.A1" office:value-type="string">
            <text:p text:style-name="Standard">L2</text:p>
          </table:table-cell>
          <table:table-cell table:style-name="Table3.A1" office:value-type="string">
            <text:p text:style-name="Standard">L3</text:p>
          </table:table-cell>
          <table:table-cell table:style-name="Table3.A1" office:value-type="string">
            <text:p text:style-name="Standard">fnote</text:p>
          </table:table-cell>
          <table:table-cell table:style-name="Table3.A1" office:value-type="string">
            <text:p text:style-name="Standard"/>
          </table:table-cell>
          <table:table-cell table:style-name="Table3.G1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>Region</text:p>
          </table:table-cell>
          <table:table-cell table:style-name="Table3.A2" office:value-type="string">
            <text:p text:style-name="SK-MM-L1"><text:span text:style-name="Emphasis">Circulation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ext:soft-page-break/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<text:span text:style-name="Emphasis">Nerves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<text:span text:style-name="Emphasis">Female organs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Rectum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Left side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>Worse</text:p>
          </table:table-cell>
          <table:table-cell table:style-name="Table3.A2" office:value-type="string">
            <text:p text:style-name="SK-MM-L1">Heat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Mense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Contradiction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Cold wet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Pulsations; </text:span>in head, womb, chest, etc. </text:p>
      <text:p text:style-name="Primary">Drawn back feeling in eyes, nipples, etc. </text:p>
      <text:p text:style-name="Primary">Cancer. </text:p>
      <text:p text:style-name="Primary"/>
      <text:p text:style-name="Secondary">Mentally and physically flabby. </text:p>
      <text:p text:style-name="Secondary">Weeps from least emotion. </text:p>
      <text:p text:style-name="Secondary">Rushes of blood to head; it feels surrounded by hot air. </text:p>
      <text:p text:style-name="Secondary">Red face. </text:p>
      <text:p text:style-name="Secondary">Pimples about mouth. </text:p>
      <text:p text:style-name="Secondary">Stools of brown, gushing water. </text:p>
      <text:p text:style-name="Secondary">Sexual erethism. </text:p>
      <text:p text:style-name="SK-MM-Remedy-Reference">Related: Murex. Sep.</text:p>
      <text:p text:style-name="Standard"/>
      <text:p text:style-name="SK-MM-Rem-Short">Aur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SK-MM-Rem">AURUM METALLICUM</text:p>
          </table:table-cell>
          <table:table-cell table:style-name="Table4.A1" office:value-type="string">
            <text:p text:style-name="Standard">L1</text:p>
          </table:table-cell>
          <table:table-cell table:style-name="Table4.A1" office:value-type="string">
            <text:p text:style-name="Standard">L2</text:p>
          </table:table-cell>
          <table:table-cell table:style-name="Table4.A1" office:value-type="string">
            <text:p text:style-name="Standard">L3</text:p>
          </table:table-cell>
          <table:table-cell table:style-name="Table4.A1" office:value-type="string">
            <text:p text:style-name="Standard">fnote</text:p>
          </table:table-cell>
          <table:table-cell table:style-name="Table4.A1" office:value-type="string">
            <text:p text:style-name="Standard"/>
          </table:table-cell>
          <table:table-cell table:style-name="Table4.G1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</text:p>
          </table:table-cell>
          <table:table-cell table:style-name="Table4.A2" office:value-type="string">
            <text:p text:style-name="SK-MM-L1"><text:span text:style-name="Strong_20_Emphasis">MIND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Nerve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<text:span text:style-name="Strong_20_Emphasis">VASCULAR SYSTEM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Heart (R)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 </text:p>
          </table:table-cell>
          <table:table-cell table:style-name="Table4.A2" office:value-type="string">
            <text:p text:style-name="SK-MM-L1"><text:span text:style-name="Emphasis">Bones</text:span></text:p>
          </table:table-cell>
          <table:table-cell table:style-name="Table4.A2" office:value-type="string">
            <text:p text:style-name="SK-MM-L2"><text:span text:style-name="Strong_20_Emphasis">NASAL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Skull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Patellæ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Joints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<text:span text:style-name="Emphasis">Glands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Liver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Kidney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>Worse</text:p>
          </table:table-cell>
          <table:table-cell table:style-name="Table4.A2" office:value-type="string">
            <text:p text:style-name="SK-MM-L1"><text:span text:style-name="Emphasis">Emotions</text:span></text:p>
          </table:table-cell>
          <table:table-cell table:style-name="Table4.A2" office:value-type="string">
            <text:p text:style-name="SK-MM-L2">Depressing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ext:soft-page-break/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Disordered affections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<text:span text:style-name="Emphasis">Mental exertion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<text:span text:style-name="Emphasis">Cold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<text:span text:style-name="Emphasis">Night</text:span></text:p>
          </table:table-cell>
          <table:table-cell table:style-name="Table4.A2" office:value-type="string">
            <text:p text:style-name="SK-MM-L2">Sunset to sunrise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Abuse of Merc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Cloudy weather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>Better</text:p>
          </table:table-cell>
          <table:table-cell table:style-name="Table4.A2" office:value-type="string">
            <text:p text:style-name="SK-MM-L1">Coolopen air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/>
          </table:table-cell>
          <table:table-cell table:style-name="Table4.A2" office:value-type="string">
            <text:p text:style-name="SK-MM-L1"><text:span text:style-name="Emphasis">Cold bathing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/>
          </table:table-cell>
          <table:table-cell table:style-name="Table4.A2" office:value-type="string">
            <text:p text:style-name="SK-MM-L1">Becoming warm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/>
          </table:table-cell>
          <table:table-cell table:style-name="Table4.A2" office:value-type="string">
            <text:p text:style-name="SK-MM-L1">Music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/>
          </table:table-cell>
          <table:table-cell table:style-name="Table4.A2" office:value-type="string">
            <text:p text:style-name="SK-MM-L1">Walking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Vaso-motor mobility; </text:span>erratic ebullitions and venous congestion, more to head and chest. </text:p>
      <text:p text:style-name="Primary">Vascularity. </text:p>
      <text:p text:style-name="Primary"><text:span text:style-name="Emphasis">Weak, </text:span>yet sensitive to pain. </text:p>
      <text:p text:style-name="Primary"><text:span text:style-name="Emphasis">Pains wander, </text:span>impel motion, finally attack heart (Benz-ac. </text:p>
      <text:p text:style-name="Primary">Colch.); boring, cutting osteocopic. </text:p>
      <text:p text:style-name="Primary">Indurations; glandular. </text:p>
      <text:p text:style-name="Primary">Sclerosis; coronary. </text:p>
      <text:p text:style-name="Primary">Necrosis. </text:p>
      <text:p text:style-name="Primary">Chronicity. </text:p>
      <text:p text:style-name="Primary">Mercurio-syphilitic dyscrasia. </text:p>
      <text:p text:style-name="Primary">Extremely violent symptoms. </text:p>
      <text:p text:style-name="Primary">Heart feels loose on walking. </text:p>
      <text:p text:style-name="Primary">As of air blowing on part. </text:p>
      <text:p text:style-name="Primary"/>
      <text:p text:style-name="Secondary"><text:span text:style-name="Emphasis">Intense, hopeless depression and suicidal anguish. </text:span></text:p>
      <text:p text:style-name="Secondary"><text:span text:style-name="Emphasis">Brooding melancholy; </text:span>alternating with irritability or moroseness. </text:p>
      <text:p text:style-name="Secondary">Praying and self-reproaches; starting from heart. </text:p>
      <text:p text:style-name="Secondary">Weak memory. </text:p>
      <text:p text:style-name="Secondary">Vexed mood; enraged by least contradiction. </text:p>
      <text:p text:style-name="Secondary">Loquacity. </text:p>
      <text:p text:style-name="Secondary">Rapid questioning. </text:p>
      <text:p text:style-name="Secondary">Fears the least noise. </text:p>
      <text:p text:style-name="Secondary">Violent confusing headache; syphilitic </text:p>
      <text:p text:style-name="Secondary">Hemiopia upper horizontal. </text:p>
      <text:p text:style-name="Secondary">Sore orbits. </text:p>
      <text:p text:style-name="Secondary">Congested, bluish-red face. </text:p>
      <text:p text:style-name="Secondary">Pains in zygomæ. </text:p>
      <text:p text:style-name="Secondary">Red knobby nose. </text:p>
      <text:p text:style-name="Secondary">Ozœna. </text:p>
      <text:p text:style-name="Secondary">Foul breath. </text:p>
      <text:p text:style-name="Secondary">Bulimy. </text:p>
      <text:p text:style-name="Secondary">Soreness over liver. </text:p>
      <text:p text:style-name="Secondary"><text:soft-page-break/>Hepatitis. </text:p>
      <text:p text:style-name="Secondary">Ascites. </text:p>
      <text:p text:style-name="Secondary">Jaundice, of pregnancy. </text:p>
      <text:p text:style-name="Secondary">Liver, with heart symptoms. </text:p>
      <text:p text:style-name="Secondary">Chronic orchitis. </text:p>
      <text:p text:style-name="Secondary">Crushing weight under sternum &lt; ascending. </text:p>
      <text:p text:style-name="Secondary">Dyspnœa; &lt; laughing. </text:p>
      <text:p text:style-name="Secondary">Oppression at heart; as if to stop, then gives one hard thump. </text:p>
      <text:p text:style-name="Secondary"><text:span text:style-name="Emphasis">Violent palpitation; </text:span>at puberty. </text:p>
      <text:p text:style-name="Secondary">Cardiac hypertrophy. </text:p>
      <text:p text:style-name="Secondary">Angina pectoris. </text:p>
      <text:p text:style-name="Secondary">Aortic disease. </text:p>
      <text:p text:style-name="Secondary">As if lower spine bulged backward. </text:p>
      <text:p text:style-name="Secondary">Pott's disease. </text:p>
      <text:p text:style-name="Secondary">Nightly leg pains. </text:p>
      <text:p text:style-name="Secondary">Painfully sensitive to cold. </text:p>
      <text:p text:style-name="Secondary">Sweat about genitals. </text:p>
      <text:p text:style-name="Secondary">Cold and damp all over. </text:p>
      <text:p text:style-name="SK-MM-Remedy-Reference">Related: Merc.</text:p>
      <text:p text:style-name="Standard"/>
      <text:p text:style-name="SK-MM-Rem-Short">Bad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SK-MM-Rem">BADIAGA</text:p>
          </table:table-cell>
          <table:table-cell table:style-name="Table5.A1" office:value-type="string">
            <text:p text:style-name="Standard">L1</text:p>
          </table:table-cell>
          <table:table-cell table:style-name="Table5.A1" office:value-type="string">
            <text:p text:style-name="Standard">L2</text:p>
          </table:table-cell>
          <table:table-cell table:style-name="Table5.A1" office:value-type="string">
            <text:p text:style-name="Standard">L3</text:p>
          </table:table-cell>
          <table:table-cell table:style-name="Table5.A1" office:value-type="string">
            <text:p text:style-name="Standard">fnote</text:p>
          </table:table-cell>
          <table:table-cell table:style-name="Table5.A1" office:value-type="string">
            <text:p text:style-name="Standard"/>
          </table:table-cell>
          <table:table-cell table:style-name="Table5.G1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</text:p>
          </table:table-cell>
          <table:table-cell table:style-name="Table5.A2" office:value-type="string">
            <text:p text:style-name="SK-MM-L1"><text:span text:style-name="Strong_20_Emphasis">BLOOD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Mind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Nerve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 </text:p>
          </table:table-cell>
          <table:table-cell table:style-name="Table5.A2" office:value-type="string">
            <text:p text:style-name="SK-MM-L1">Mucous membranes</text:p>
          </table:table-cell>
          <table:table-cell table:style-name="Table5.A2" office:value-type="string">
            <text:p text:style-name="SK-MM-L2">Digestive tract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Left side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>Worse</text:p>
          </table:table-cell>
          <table:table-cell table:style-name="Table5.A2" office:value-type="string">
            <text:p text:style-name="SK-MM-L1">Humid heat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Fog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In room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Pressure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On awaking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Related: Arn. Gel. Hyo. Lach. Mur-ac. Op. Rhus-t.</text:p>
      <text:p text:style-name="Standard"/>
      <text:p text:style-name="SK-MM-Rem-Short">Bap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SK-MM-Rem">BAPTISIA TINCTORIA</text:p>
          </table:table-cell>
          <table:table-cell table:style-name="Table6.A1" office:value-type="string">
            <text:p text:style-name="Standard">L1</text:p>
          </table:table-cell>
          <table:table-cell table:style-name="Table6.A1" office:value-type="string">
            <text:p text:style-name="Standard">L2</text:p>
          </table:table-cell>
          <table:table-cell table:style-name="Table6.A1" office:value-type="string">
            <text:p text:style-name="Standard">L3</text:p>
          </table:table-cell>
          <table:table-cell table:style-name="Table6.A1" office:value-type="string">
            <text:p text:style-name="Standard">fnote</text:p>
          </table:table-cell>
          <table:table-cell table:style-name="Table6.A1" office:value-type="string">
            <text:p text:style-name="Standard"/>
          </table:table-cell>
          <table:table-cell table:style-name="Table6.G1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</text:p>
          </table:table-cell>
          <table:table-cell table:style-name="Table6.A2" office:value-type="string">
            <text:p text:style-name="SK-MM-L1"><text:span text:style-name="Strong_20_Emphasis">BLOOD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<text:span text:style-name="Emphasis">Mind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Nerve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ext:soft-page-break/>
        <table:table-row>
          <table:table-cell table:style-name="Table6.A2" office:value-type="string">
            <text:p text:style-name="SK-MM-Region">Region </text:p>
          </table:table-cell>
          <table:table-cell table:style-name="Table6.A2" office:value-type="string">
            <text:p text:style-name="SK-MM-L1">Mucous membranes</text:p>
          </table:table-cell>
          <table:table-cell table:style-name="Table6.A2" office:value-type="string">
            <text:p text:style-name="SK-MM-L2">Digestive tract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Left side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>Worse</text:p>
          </table:table-cell>
          <table:table-cell table:style-name="Table6.A2" office:value-type="string">
            <text:p text:style-name="SK-MM-L1"><text:span text:style-name="Emphasis">Humid heat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Fog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In room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Pressure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On awaking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Related: Arn. Gel. Hyo. Lach. Mur-ac. Op. Rhus-t.</text:p>
      <text:p text:style-name="Standard"/>
      <text:p text:style-name="SK-MM-Rem-Short">Bar-c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SK-MM-Rem">BARYTA CARBONICA</text:p>
          </table:table-cell>
          <table:table-cell table:style-name="Table7.A1" office:value-type="string">
            <text:p text:style-name="Standard">L1</text:p>
          </table:table-cell>
          <table:table-cell table:style-name="Table7.A1" office:value-type="string">
            <text:p text:style-name="Standard">L2</text:p>
          </table:table-cell>
          <table:table-cell table:style-name="Table7.A1" office:value-type="string">
            <text:p text:style-name="Standard">L3</text:p>
          </table:table-cell>
          <table:table-cell table:style-name="Table7.A1" office:value-type="string">
            <text:p text:style-name="Standard">fnote</text:p>
          </table:table-cell>
          <table:table-cell table:style-name="Table7.A1" office:value-type="string">
            <text:p text:style-name="Standard"/>
          </table:table-cell>
          <table:table-cell table:style-name="Table7.G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</text:p>
          </table:table-cell>
          <table:table-cell table:style-name="Table7.A2" office:value-type="string">
            <text:p text:style-name="SK-MM-L1"><text:span text:style-name="Strong_20_Emphasis">NUTRITION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Strong_20_Emphasis">MIND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 </text:p>
          </table:table-cell>
          <table:table-cell table:style-name="Table7.A2" office:value-type="string">
            <text:p text:style-name="SK-MM-L1"><text:span text:style-name="Strong_20_Emphasis">GLANDS</text:span></text:p>
          </table:table-cell>
          <table:table-cell table:style-name="Table7.A2" office:value-type="string">
            <text:p text:style-name="SK-MM-L2"><text:span text:style-name="Strong_20_Emphasis">THROAT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Prostate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Strong_20_Emphasis">HEART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Nerve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Emphasis">Blood-vessels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Lung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>Worse</text:p>
          </table:table-cell>
          <table:table-cell table:style-name="Table7.A2" office:value-type="string">
            <text:p text:style-name="SK-MM-L1"><text:span text:style-name="Emphasis">Company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Thinking of it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Cold</text:p>
          </table:table-cell>
          <table:table-cell table:style-name="Table7.A2" office:value-type="string">
            <text:p text:style-name="SK-MM-L2"><text:span text:style-name="Emphasis">Damp</text:span>; to feet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To head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Changes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Lying on</text:p>
          </table:table-cell>
          <table:table-cell table:style-name="Table7.A2" office:value-type="string">
            <text:p text:style-name="SK-MM-L2"><text:span text:style-name="Emphasis">Painful part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Left side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Odor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>Better</text:p>
          </table:table-cell>
          <table:table-cell table:style-name="Table7.A2" office:value-type="string">
            <text:p text:style-name="SK-MM-L1">Warm wrap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Torpid, </text:span>dwarfish (Med. </text:p>
      <text:p text:style-name="Primary">Syph.) or marasmic. </text:p>
      <text:p text:style-name="Primary">Weakly. </text:p>
      <text:p text:style-name="Primary"><text:span text:style-name="Emphasis">Senility; </text:span>early (Calc-c.). </text:p>
      <text:p text:style-name="Primary"><text:soft-page-break/>Adenopathies. </text:p>
      <text:p text:style-name="Primary">Scrophula. </text:p>
      <text:p text:style-name="Primary">Chronicity. </text:p>
      <text:p text:style-name="Primary">Single effects (Agar. </text:p>
      <text:p text:style-name="Primary">Con.). </text:p>
      <text:p text:style-name="Primary">Burning, localised. </text:p>
      <text:p text:style-name="Primary">Numb parts; mouth, genitals, fingers, etc. </text:p>
      <text:p text:style-name="Primary"><text:span text:style-name="Emphasis">Forced through a narrow place, as if. </text:span></text:p>
      <text:p text:style-name="Primary">Vascular softening and dilatation. </text:p>
      <text:p text:style-name="Primary"><text:span text:style-name="Emphasis">Paralytic effects. </text:span></text:p>
      <text:p text:style-name="Primary">Apoplexy. </text:p>
      <text:p text:style-name="Primary">Too tired to even eat. </text:p>
      <text:p text:style-name="Primary">Wants to lie down. </text:p>
      <text:p text:style-name="Primary"><text:span text:style-name="Emphasis">Takes colds. </text:span></text:p>
      <text:p text:style-name="Primary">Inflamed mucous membranes. </text:p>
      <text:p text:style-name="Primary"/>
      <text:p text:style-name="Secondary"><text:span text:style-name="Strong_20_Emphasis">SLOW, INEPT AND BACKWARD. </text:span></text:p>
      <text:p text:style-name="Secondary">Childish, thoughtless behavior. </text:p>
      <text:p text:style-name="Secondary">Timid. </text:p>
      <text:p text:style-name="Secondary"><text:span text:style-name="Emphasis">Cowardly. </text:span></text:p>
      <text:p text:style-name="Secondary">Groans from every little thing. </text:p>
      <text:p text:style-name="Secondary">Increasing mental weakness. </text:p>
      <text:p text:style-name="Secondary"><text:span text:style-name="Emphasis">Weakl beclouded mind. </text:span></text:p>
      <text:p text:style-name="Secondary"><text:span text:style-name="Emphasis">Bad memory. </text:span></text:p>
      <text:p text:style-name="Secondary">Forgets her errand or the word in her mouth. </text:p>
      <text:p text:style-name="Secondary">Irresolute. </text:p>
      <text:p text:style-name="Secondary"><text:span text:style-name="Emphasis">Mistrustful. </text:span></text:p>
      <text:p text:style-name="Secondary"><text:span text:style-name="Emphasis">Shy of strangers. </text:span></text:p>
      <text:p text:style-name="Secondary">Brain feels loose; &gt; cool air. </text:p>
      <text:p text:style-name="Secondary">Heavy pressure over eyes (Bell.). </text:p>
      <text:p text:style-name="Secondary">Baldness; &lt; vertex. </text:p>
      <text:p text:style-name="Secondary">Hazy cornea. </text:p>
      <text:p text:style-name="Secondary">Eyes, &gt; looking down. </text:p>
      <text:p text:style-name="Secondary"><text:span text:style-name="Emphasis">Old, sickly, weakened look. </text:span></text:p>
      <text:p text:style-name="Secondary">Crusty ears. </text:p>
      <text:p text:style-name="Secondary">Nose dry, &lt; blowing it. </text:p>
      <text:p text:style-name="Secondary">Pendulous lips. </text:p>
      <text:p text:style-name="Secondary">Weak tongue. </text:p>
      <text:p text:style-name="Secondary">Burning soreness or vesicles on tip of tongue. </text:p>
      <text:p text:style-name="Secondary">Throat (glands) affected by every cold; &lt; menses. </text:p>
      <text:p text:style-name="Secondary"><text:span text:style-name="Emphasis">Chronic quinsy. </text:span></text:p>
      <text:p text:style-name="Secondary">Enlarged tonsils (Calc-p.). </text:p>
      <text:p text:style-name="Secondary">Spasm of œsophagus. </text:p>
      <text:p text:style-name="Secondary">Sore spot in stomach. </text:p>
      <text:p text:style-name="Secondary">Diarrhœa, with lumbar ache. </text:p>
      <text:p text:style-name="Secondary">Flabby genitals. </text:p>
      <text:p text:style-name="Secondary">Erections when riding. </text:p>
      <text:p text:style-name="Secondary">Paralytic aphonia. </text:p>
      <text:p text:style-name="Secondary">Asthma, &lt; wet, warm air; senile (Bar-m.). </text:p>
      <text:p text:style-name="Secondary">Chronic bronchitis. </text:p>
      <text:p text:style-name="Secondary"><text:span text:style-name="Emphasis">Heart; </text:span>bruised sore; &lt; suppressed footsweat. </text:p>
      <text:p text:style-name="Secondary">Trembling feet. </text:p>
      <text:p text:style-name="Secondary"><text:soft-page-break/>Hot, bruised soles at night. </text:p>
      <text:p text:style-name="Secondary"><text:span text:style-name="Emphasis">Cold, foul footsweat. </text:span></text:p>
      <text:p text:style-name="Secondary"><text:span text:style-name="Emphasis">Indurated glands; tonsils </text:span>cervicals, swelled like knotted cords. </text:p>
      <text:p text:style-name="Secondary">Cysts. </text:p>
      <text:p text:style-name="Secondary">Lipoma. </text:p>
      <text:p text:style-name="Secondary">Warts. </text:p>
      <text:p text:style-name="Secondary">Acne. </text:p>
      <text:p text:style-name="Secondary">Pulse slow and small. </text:p>
      <text:p text:style-name="Secondary">High blood-pressure. </text:p>
      <text:p text:style-name="Secondary">Arterio-sclerosis. </text:p>
      <text:p text:style-name="SK-MM-Remedy-Reference">Related: Kali-p. Med. Sil.</text:p>
      <text:p text:style-name="Standard"/>
      <text:p text:style-name="SK-MM-Rem-Short">Bell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SK-MM-Rem">BELLADONNA</text:p>
          </table:table-cell>
          <table:table-cell table:style-name="Table8.A1" office:value-type="string">
            <text:p text:style-name="Standard">L1</text:p>
          </table:table-cell>
          <table:table-cell table:style-name="Table8.A1" office:value-type="string">
            <text:p text:style-name="Standard">L2</text:p>
          </table:table-cell>
          <table:table-cell table:style-name="Table8.A1" office:value-type="string">
            <text:p text:style-name="Standard">L3</text:p>
          </table:table-cell>
          <table:table-cell table:style-name="Table8.A1" office:value-type="string">
            <text:p text:style-name="Standard">fnote</text:p>
          </table:table-cell>
          <table:table-cell table:style-name="Table8.A1" office:value-type="string">
            <text:p text:style-name="Standard"/>
          </table:table-cell>
          <table:table-cell table:style-name="Table8.G1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>Region</text:p>
          </table:table-cell>
          <table:table-cell table:style-name="Table8.A2" office:value-type="string">
            <text:p text:style-name="SK-MM-L1"><text:span text:style-name="Emphasis">Nerve centers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<text:span text:style-name="Emphasis">Brain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Blood-vessel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Capillarie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>Region </text:p>
          </table:table-cell>
          <table:table-cell table:style-name="Table8.A2" office:value-type="string">
            <text:p text:style-name="SK-MM-L1"><text:span text:style-name="Emphasis">Mucous membranes</text:span></text:p>
          </table:table-cell>
          <table:table-cell table:style-name="Table8.A2" office:value-type="string">
            <text:p text:style-name="SK-MM-L2"><text:span text:style-name="Emphasis">Eyes</text:span>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<text:span text:style-name="Emphasis">Mouth</text:span>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<text:span text:style-name="Strong_20_Emphasis">THROAT</text:span>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<text:span text:style-name="Emphasis">Skin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Organ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Right side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>Worse</text:p>
          </table:table-cell>
          <table:table-cell table:style-name="Table8.A2" office:value-type="string">
            <text:p text:style-name="SK-MM-L1"><text:span text:style-name="Emphasis">Heat</text:span></text:p>
          </table:table-cell>
          <table:table-cell table:style-name="Table8.A2" office:value-type="string">
            <text:p text:style-name="SK-MM-L2"><text:span text:style-name="Emphasis">of sun</text:span>; if heated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Afternoon (3 P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<text:span text:style-name="Strong_20_Emphasis">DRAFTS</text:span><text:span text:style-name="Emphasis">on head</text:span>; hair cut (Glo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<text:span text:style-name="Emphasis">Washing head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<text:span text:style-name="Emphasis">After taking cold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<text:span text:style-name="Strong_20_Emphasis">CHECKED SWEAT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<text:span text:style-name="Strong_20_Emphasis">LIGHT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<text:span text:style-name="Strong_20_Emphasis">NOISE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<text:span text:style-name="Strong_20_Emphasis">JARRING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<text:span text:style-name="Emphasis">Touch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Company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Pressure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ext:soft-page-break/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<text:span text:style-name="Emphasis">Motion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<text:span text:style-name="Emphasis">Hanging down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>Better</text:p>
          </table:table-cell>
          <table:table-cell table:style-name="Table8.A2" office:value-type="string">
            <text:p text:style-name="SK-MM-L1">Light covering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/>
          </table:table-cell>
          <table:table-cell table:style-name="Table8.A2" office:value-type="string">
            <text:p text:style-name="SK-MM-L1"><text:span text:style-name="Emphasis">Bending backward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/>
          </table:table-cell>
          <table:table-cell table:style-name="Table8.A2" office:value-type="string">
            <text:p text:style-name="SK-MM-L1">Rest in bed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</table:table>
      <text:p text:style-name="Standard"><text:line-break/></text:p>
      <text:p text:style-name="Primary">Plethoric, brainy. </text:p>
      <text:p text:style-name="Primary"><text:span text:style-name="Strong_20_Emphasis">SUDDEN, VIOLENT EFFECTS. </text:span></text:p>
      <text:p text:style-name="Primary"><text:span text:style-name="Strong_20_Emphasis">DRYNESS, </text:span>BRIGHT REDNESS -streaked (Pho.)- AND BURNING HEAT; <text:span text:style-name="Strong_20_Emphasis">WITH GREAT PAIN; FULNESS OR SWELLING. </text:span></text:p>
      <text:p text:style-name="Primary">CONGESTION: TO HEAD. </text:p>
      <text:p text:style-name="Primary">Dilated arteries. </text:p>
      <text:p text:style-name="Primary">Inflammation. </text:p>
      <text:p text:style-name="Primary">Heat in body, parts, <text:span text:style-name="Emphasis">discharges, </text:span>etc. </text:p>
      <text:p text:style-name="Primary"><text:span text:style-name="Strong_20_Emphasis">CONSTRICTIONS. </text:span></text:p>
      <text:p text:style-name="Primary">Parts are hot, swelled, red and dry. </text:p>
      <text:p text:style-name="Primary"><text:span text:style-name="Strong_20_Emphasis">THROBBING, SHARP CUTTING, </text:span>SHOOTING or clawing PAINS; of maddening severity; <text:span text:style-name="Emphasis">coming and going, </text:span>in repeated attacks (Nit-ac.). </text:p>
      <text:p text:style-name="Primary"><text:span text:style-name="Emphasis">Scant or hot discharges. </text:span></text:p>
      <text:p text:style-name="Primary"><text:span text:style-name="Strong_20_Emphasis">JERKS. </text:span></text:p>
      <text:p text:style-name="Primary"><text:span text:style-name="Emphasis">Shocks. </text:span></text:p>
      <text:p text:style-name="Primary"><text:span text:style-name="Strong_20_Emphasis">TWITCHINGS. </text:span></text:p>
      <text:p text:style-name="Primary"><text:span text:style-name="Strong_20_Emphasis">SPASM; </text:span>of throat, vagina, etc. </text:p>
      <text:p text:style-name="Primary"/>
      <text:p text:style-name="Secondary">Over-active. </text:p>
      <text:p text:style-name="Secondary"><text:span text:style-name="Emphasis">Excited. </text:span></text:p>
      <text:p text:style-name="Secondary"><text:span text:style-name="Strong_20_Emphasis">WILDLY DELIRIOUS; </text:span><text:span text:style-name="Emphasis">ferocious, noisy, cries out. </text:span></text:p>
      <text:p text:style-name="Secondary">RESTLESS and talks fast. </text:p>
      <text:p text:style-name="Secondary">Tries to escape. </text:p>
      <text:p text:style-name="Secondary">Furibund. </text:p>
      <text:p text:style-name="Secondary">Biting mania. </text:p>
      <text:p text:style-name="Secondary"><text:span text:style-name="Emphasis">Violent delirium. </text:span></text:p>
      <text:p text:style-name="Secondary"><text:span text:style-name="Strong_20_Emphasis">THROBBING HEAD; </text:span>&lt; temples; &lt; motion; &gt; letting hair down. </text:p>
      <text:p text:style-name="Secondary">Brain rises and falls in waves. </text:p>
      <text:p text:style-name="Secondary"><text:span text:style-name="Emphasis">Rolls head. </text:span></text:p>
      <text:p text:style-name="Secondary">Pains go downward from head. </text:p>
      <text:p text:style-name="Secondary"><text:span text:style-name="Strong_20_Emphasis">HEAD SENSITIVE TO DRAFTS AND COLD, </text:span>or washing hair. </text:p>
      <text:p text:style-name="Secondary"><text:span text:style-name="Strong_20_Emphasis">HAMMERING THROB. </text:span></text:p>
      <text:p text:style-name="Secondary">Pulls her hair. </text:p>
      <text:p text:style-name="Secondary">Meningitis. </text:p>
      <text:p text:style-name="Secondary">Sunstroke. </text:p>
      <text:p text:style-name="Secondary"><text:span text:style-name="Strong_20_Emphasis">DILATED PUPILS. </text:span></text:p>
      <text:p text:style-name="Secondary"><text:span text:style-name="Emphasis">Prominent, sparkling eyes. </text:span></text:p>
      <text:p text:style-name="Secondary"><text:span text:style-name="Emphasis">Red sclerotic. </text:span></text:p>
      <text:p text:style-name="Secondary">Lurid, red terrifying hallucinations; on closing eyes. </text:p>
      <text:p text:style-name="Secondary"><text:span text:style-name="Emphasis">Blind attacks; </text:span>then yellow vision. </text:p>
      <text:p text:style-name="Secondary">Sees red. </text:p>
      <text:p text:style-name="Secondary">Flashes before vision. </text:p>
      <text:p text:style-name="Secondary"><text:soft-page-break/><text:span text:style-name="Strong_20_Emphasis">PHOTOPHOBIA. </text:span></text:p>
      <text:p text:style-name="Secondary">Red nose. </text:p>
      <text:p text:style-name="Secondary">Fiery RED, turgid, hot FACE, or alternately pale and red. </text:p>
      <text:p text:style-name="Secondary"><text:span text:style-name="Strong_20_Emphasis">DRYN </text:span>HOT MOUTH AND THROAT (Pho. </text:p>
      <text:p text:style-name="Secondary">Rhus-t.). </text:p>
      <text:p text:style-name="Secondary">Toothache, &gt; biting. </text:p>
      <text:p text:style-name="Secondary">Swelled tongue. </text:p>
      <text:p text:style-name="Secondary">Strawberry tongue. </text:p>
      <text:p text:style-name="Secondary">Urging to swallow, with choking. </text:p>
      <text:p text:style-name="Secondary"><text:span text:style-name="Emphasis">Drinks in sips. </text:span></text:p>
      <text:p text:style-name="Secondary">Must drink to swallow. </text:p>
      <text:p text:style-name="Secondary">Craves lemonade. </text:p>
      <text:p text:style-name="Secondary">Pain from stomach or liver to shoulder and throat, &lt; lying on it. </text:p>
      <text:p text:style-name="Secondary">Cutting epigastric colic, &gt; bending backward. </text:p>
      <text:p text:style-name="Secondary">Distended transverse colon. </text:p>
      <text:p text:style-name="Secondary">Clawing or downward forcing in abdomen. </text:p>
      <text:p text:style-name="Secondary">Acute prolapsus ani (Ars.). </text:p>
      <text:p text:style-name="Secondary">Stools contain chalky lumps. </text:p>
      <text:p text:style-name="Secondary">Enuresis on lying down; nocturnal. </text:p>
      <text:p text:style-name="Secondary">Fiery red urine. </text:p>
      <text:p text:style-name="Secondary">Early, profuse, hot (Sabi.), red <text:span text:style-name="Emphasis">gushing menses. </text:span></text:p>
      <text:p text:style-name="Secondary">Rigid os. </text:p>
      <text:p text:style-name="Secondary">Metritis. </text:p>
      <text:p text:style-name="Secondary">Bearing down &gt; standing,&lt; lying. </text:p>
      <text:p text:style-name="Secondary"><text:span text:style-name="Emphasis">Red streaked mammæ. </text:span></text:p>
      <text:p text:style-name="Secondary">Dry cough. </text:p>
      <text:p text:style-name="Secondary">Barking voice. </text:p>
      <text:p text:style-name="Secondary">Stiff r. </text:p>
      <text:p text:style-name="Secondary">neck and shoulder in afternoon. </text:p>
      <text:p text:style-name="Secondary"><text:span text:style-name="Emphasis">Back feels broken. </text:span></text:p>
      <text:p text:style-name="Secondary"><text:span text:style-name="Strong_20_Emphasis">BRIGHT REDN GLOSSY SKIN. </text:span></text:p>
      <text:p text:style-name="Secondary">Intense dermatitis. </text:p>
      <text:p text:style-name="Secondary">Scarlatina. </text:p>
      <text:p text:style-name="Secondary">Erysipelas. </text:p>
      <text:p text:style-name="Secondary"><text:span text:style-name="Emphasis">Sleepy, but can't sleep. </text:span></text:p>
      <text:p text:style-name="Secondary">Heavy, hot sleep. </text:p>
      <text:p text:style-name="Secondary"><text:span text:style-name="Strong_20_Emphasis">JERKS DURING SLEEP. </text:span></text:p>
      <text:p text:style-name="Secondary">Frightful dreams; of quarrels, fire, etc. </text:p>
      <text:p text:style-name="Secondary">Internal coldness with external, <text:span text:style-name="Emphasis">pungent, burning heat. </text:span></text:p>
      <text:p text:style-name="Secondary"><text:span text:style-name="Strong_20_Emphasis">HOT HEAD, </text:span><text:span text:style-name="Emphasis">with cold limbs (Sul.). </text:span></text:p>
      <text:p text:style-name="Secondary">Hot sweat. </text:p>
      <text:p text:style-name="Secondary">Skin hot, but moist and dry alternately. </text:p>
      <text:p text:style-name="Secondary">Spasm, then prolonged unconsciousness. </text:p>
      <text:p text:style-name="SK-MM-Remedy-Reference">Complementary: Calc-c. Hep. Merc. Related: Glo. Hyo. Stram.</text:p>
      <text:p text:style-name="Standard"/>
      <text:p text:style-name="SK-MM-Rem-Short">Bels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SK-MM-Rem">BELLIS PERENNIS</text:p>
          </table:table-cell>
          <table:table-cell table:style-name="Table9.A1" office:value-type="string">
            <text:p text:style-name="Standard">L1</text:p>
          </table:table-cell>
          <table:table-cell table:style-name="Table9.A1" office:value-type="string">
            <text:p text:style-name="Standard">L2</text:p>
          </table:table-cell>
          <table:table-cell table:style-name="Table9.A1" office:value-type="string">
            <text:p text:style-name="Standard">L3</text:p>
          </table:table-cell>
          <table:table-cell table:style-name="Table9.A1" office:value-type="string">
            <text:p text:style-name="Standard">fnote</text:p>
          </table:table-cell>
          <table:table-cell table:style-name="Table9.A1" office:value-type="string">
            <text:p text:style-name="Standard"/>
          </table:table-cell>
          <table:table-cell table:style-name="Table9.G1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</text:p>
          </table:table-cell>
          <table:table-cell table:style-name="Table9.A2" office:value-type="string">
            <text:p text:style-name="SK-MM-L1">BLOOD-VESSEL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<text:span text:style-name="Emphasis">Nerves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ext:soft-page-break/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<text:span text:style-name="Emphasis">Spleen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Joint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Left side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>Worse</text:p>
          </table:table-cell>
          <table:table-cell table:style-name="Table9.A2" office:value-type="string">
            <text:p text:style-name="SK-MM-L1"><text:span text:style-name="Strong_20_Emphasis">INJURY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Emphasis">Sprains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Strong_20_Emphasis">TOUCH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Cold baths or drink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Wet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Emphasis">Becoming chilled when hot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>Better</text:p>
          </table:table-cell>
          <table:table-cell table:style-name="Table9.A2" office:value-type="string">
            <text:p text:style-name="SK-MM-L1">Continued motion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Cold (local)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Strong_20_Emphasis">BRUISED SORENESS. </text:span></text:p>
      <text:p text:style-name="Primary">Hard, <text:span text:style-name="Emphasis">aching, </text:span>squeezing or throbbing pain. </text:p>
      <text:p text:style-name="Primary">Tired, fagged. </text:p>
      <text:p text:style-name="Primary"><text:span text:style-name="Emphasis">Deep trauma or septic wounds; especially abdominal, </text:span>pelvic, etc. </text:p>
      <text:p text:style-name="Primary">Acrid pus; destroys the hair. </text:p>
      <text:p text:style-name="Primary">Bleeding. </text:p>
      <text:p text:style-name="Primary"/>
      <text:p text:style-name="Secondary">Impulse to move. </text:p>
      <text:p text:style-name="Secondary">Headache, ending in shooting. </text:p>
      <text:p text:style-name="Secondary"><text:span text:style-name="Emphasis">Fulness about spleen. </text:span></text:p>
      <text:p text:style-name="Secondary">Falls on coccyx (Hypr.). </text:p>
      <text:p text:style-name="Secondary">Boils. </text:p>
      <text:p text:style-name="Secondary"><text:span text:style-name="Emphasis">Wakeful; </text:span>too early. </text:p>
      <text:p text:style-name="Secondary">Sensitive to cold. </text:p>
      <text:p text:style-name="Secondary">Senile blood stasis. </text:p>
      <text:p text:style-name="Secondary">Unbearable pains that drive to distraction, &lt; heat and &gt; cold. </text:p>
      <text:p text:style-name="Secondary">Senile vertigo. </text:p>
      <text:p text:style-name="SK-MM-Remedy-Reference">Related: Arn.</text:p>
      <text:p text:style-name="Standard"/>
      <text:p text:style-name="Standard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ewsGoth Cn BT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SK-MM-L1" style:family="paragraph" style:parent-style-name="Standard">
      <style:text-properties fo:font-size="14pt"/>
    </style:style>
    <style:style style:name="SK-MM-L2" style:family="paragraph" style:parent-style-name="Standard"/>
    <style:style style:name="SK-MM-L3" style:family="paragraph" style:parent-style-name="Standard"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imary" style:family="paragraph" style:parent-style-name="Standard" style:auto-update="true">
      <style:text-properties fo:color="#800000"/>
    </style:style>
    <style:style style:name="Secondary" style:family="paragraph" style:parent-style-name="Standard" style:auto-update="true">
      <style:text-properties fo:color="#008000"/>
    </style:style>
    <style:style style:name="SK-MM-Rem" style:family="paragraph" style:parent-style-name="Table_20_Contents" style:auto-update="true"/>
    <style:style style:name="SK-MM-Fnote" style:family="paragraph" style:parent-style-name="Table_20_Contents" style:auto-update="true"/>
    <style:style style:name="SK-MM-Area" style:family="paragraph" style:parent-style-name="Table_20_Contents" style:auto-update="true">
      <style:paragraph-properties fo:background-color="transparent">
        <style:background-image/>
      </style:paragraph-properties>
      <style:text-properties fo:font-weight="bold"/>
    </style:style>
    <style:style style:name="SK-MM-Worse" style:family="paragraph" style:parent-style-name="SK-MM-Area" style:auto-update="true"/>
    <style:style style:name="SK-MM-Better" style:family="paragraph" style:parent-style-name="Table_20_Contents" style:auto-update="true">
      <style:text-properties fo:font-weight="bold"/>
    </style:style>
    <style:style style:name="SK-MM-Region" style:family="paragraph" style:parent-style-name="SK-MM-Area" style:auto-update="true"/>
    <style:style style:name="SK-MM-Remedy-Reference" style:family="paragraph" style:parent-style-name="Standard" style:auto-update="true"/>
    <style:style style:name="SK-MM-Rem-Short" style:family="paragraph" style:parent-style-name="Standard" style:auto-update="true"/>
    <style:style style:name="Exampl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rop_20_Caps" style:display-name="Drop Caps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K-RemRef" style:family="text">
      <style:text-properties fo:font-size="10.5pt" fo:font-style="italic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10" meta:image-count="0" meta:object-count="0" meta:page-count="12" meta:paragraph-count="553" meta:word-count="1421" meta:character-count="9540"/>
    <dc:date>2012-09-05T22:29:50.41</dc:date>
    <meta:editing-duration>PT3M28S</meta:editing-duration>
    <meta:editing-cycles>1</meta:editing-cycles>
  </office:meta>
</office:document-meta>
</file>